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V pattern</text:p>
          </table:table-cell>
        </table:table-row>
        <table:table-row table:style-name="ro1">
          <table:table-cell office:value-type="string" calcext:value-type="string">
            <text:p>Arad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Dam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gid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avr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Rufioh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Nitr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ollux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itun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Capto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rka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nkr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Vanta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Nepet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uli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Leijo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Kanay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orri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Terez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Latul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yrop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Vrisk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Serke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Equius</text:p>
          </table:table-cell>
          <table:table-cell office:value-type="string" calcext:value-type="string">
            <text:p>VCVVVC</text:p>
          </table:table-cell>
        </table:table-row>
        <table:table-row table:style-name="ro1">
          <table:table-cell office:value-type="string" calcext:value-type="string">
            <text:p>Horuss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Zahha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Gamze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Kurloz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k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Eridan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Cronus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mpor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Fefer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enah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Peixes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Thylac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Kulpil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Cynose</text:p>
          </table:table-cell>
          <table:table-cell office:value-type="string" calcext:value-type="string">
            <text:p>CVCVC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8:26:32.394000000</meta:creation-date>
    <dc:date>2025-04-12T18:35:09.553000000</dc:date>
    <meta:editing-duration>PT8M39S</meta:editing-duration>
    <meta:editing-cycles>1</meta:editing-cycles>
    <meta:document-statistic meta:table-count="1" meta:cell-count="80" meta:object-count="0"/>
    <meta:generator>LibreOffice/24.2.0.3$Windows_X86_64 LibreOffice_project/da48488a73ddd66ea24cf16bbc4f7b9c08e9bea1</meta:generator>
  </office:meta>
</office:document-meta>
</file>